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venLift</text:p>
          </draw:text-box>
        </draw:frame>
        <draw:frame presentation:style-name="pr2" draw:layer="layout" svg:width="25.199cm" svg:height="13.609cm" svg:x="1.4cm" svg:y="5.039cm" presentation:class="subtitle">
          <draw:text-box>
            <text:p>Project Presentation</text:p>
            <text:p>Event-B HS2010</text:p>
            <text:p/>
            <text:p>Adrian Friedli</text:p>
            <text:p>Alexander Bernau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23.671cm" svg:height="3.088cm" svg:x="1.741cm" svg:y="8.956cm">
          <draw:text-box>
            <text:p><text:span text:style-name="T1">Refinement Strateg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vervi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chine 1 to 9</text:p>
                <text:list>
                  <text:list-item>
                    <text:p>development of the functionality</text:p>
                  </text:list-item>
                </text:list>
              </text:list-item>
              <text:list-item>
                <text:p>Machine 10</text:p>
                <text:list>
                  <text:list-item>
                    <text:p>adaption to simulation</text:p>
                  </text:list-item>
                </text:list>
              </text:list-item>
              <text:list-item>
                <text:p>Machine 11 to 36</text:p>
                <text:list>
                  <text:list-item>
                    <text:p>additional assumptions</text:p>
                  </text:list-item>
                  <text:list-item>
                    <text:p>proof of convergence</text:p>
                  </text:list-item>
                </text:list>
              </text:list-item>
              <text:list-item>
                <text:p>Machine 37</text:p>
                <text:list>
                  <text:list-item>
                    <text:p>liveness proof</text:p>
                  </text:list-item>
                </text:list>
              </text:list-item>
            </text:list>
          </draw:text-box>
        </draw:frame>
        <draw:custom-shape draw:style-name="gr3" draw:text-style-name="P2" draw:id="id4" draw:layer="layout" svg:width="1.27cm" svg:height="1.27cm" svg:x="19.78cm" svg:y="13.218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3" draw:text-style-name="P2" draw:id="id5" draw:layer="layout" svg:width="1.27cm" svg:height="1.27cm" svg:x="22.86cm" svg:y="13.208cm">
          <text:p text:style-name="P2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3" draw:layer="layout" svg:width="1.27cm" svg:height="1.27cm" svg:x="21.05cm" svg:y="10.55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3" draw:text-style-name="P2" draw:id="id7" draw:layer="layout" svg:width="1.27cm" svg:height="1.27cm" svg:x="19.78cm" svg:y="18.545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3" draw:text-style-name="P2" draw:id="id6" draw:layer="layout" svg:width="1.27cm" svg:height="1.27cm" svg:x="19.78cm" svg:y="15.883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3" draw:text-style-name="P2" draw:id="id2" draw:layer="layout" svg:width="1.27cm" svg:height="1.27cm" svg:x="21.05cm" svg:y="7.889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3" draw:text-style-name="P2" draw:id="id1" draw:layer="layout" svg:width="1.27cm" svg:height="1.27cm" svg:x="21.05cm" svg:y="5.225cm">
          <text:p text:style-name="P2">1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1.685cm" svg:y1="6.495cm" svg:x2="21.685cm" svg:y2="7.889cm" draw:start-shape="id1" draw:start-glue-point="2" draw:end-shape="id2" draw:end-glue-point="0" svg:d="m21685 6495v1394">
          <text:p/>
        </draw:connector>
        <draw:connector draw:style-name="gr4" draw:text-style-name="P2" draw:layer="layout" svg:x1="21.685cm" svg:y1="9.159cm" svg:x2="21.685cm" svg:y2="10.554cm" draw:start-shape="id2" draw:start-glue-point="2" draw:end-shape="id3" draw:end-glue-point="0" svg:d="m21685 9159v1395">
          <text:p/>
        </draw:connector>
        <draw:connector draw:style-name="gr4" draw:text-style-name="P2" draw:layer="layout" draw:type="line" svg:x1="21.685cm" svg:y1="11.824cm" svg:x2="20.415cm" svg:y2="13.218cm" draw:start-shape="id3" draw:start-glue-point="2" draw:end-shape="id4" draw:end-glue-point="0" svg:d="m21685 11824-1270 1394">
          <text:p/>
        </draw:connector>
        <draw:connector draw:style-name="gr4" draw:text-style-name="P2" draw:layer="layout" draw:type="line" svg:x1="21.685cm" svg:y1="11.824cm" svg:x2="23.495cm" svg:y2="13.208cm" draw:start-shape="id3" draw:start-glue-point="2" draw:end-shape="id5" draw:end-glue-point="0" svg:d="m21685 11824 1810 1384">
          <text:p/>
        </draw:connector>
        <draw:connector draw:style-name="gr4" draw:text-style-name="P2" draw:layer="layout" draw:type="line" svg:x1="20.415cm" svg:y1="14.488cm" svg:x2="20.415cm" svg:y2="15.883cm" draw:start-shape="id4" draw:start-glue-point="2" draw:end-shape="id6" draw:end-glue-point="0" svg:d="m20415 14488v1395">
          <text:p/>
        </draw:connector>
        <draw:connector draw:style-name="gr4" draw:text-style-name="P2" draw:layer="layout" draw:type="line" svg:x1="20.415cm" svg:y1="17.153cm" svg:x2="20.415cm" svg:y2="18.545cm" draw:start-shape="id6" draw:start-glue-point="2" draw:end-shape="id7" draw:end-glue-point="0" svg:d="m20415 17153v1392">
          <text:p/>
        </draw:connector>
        <draw:custom-shape draw:style-name="gr3" draw:text-style-name="P2" draw:id="id8" draw:layer="layout" svg:width="1.27cm" svg:height="1.27cm" svg:x="22.86cm" svg:y="15.875cm">
          <text:p text:style-name="P2">jav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23.495cm" svg:y1="14.478cm" svg:x2="23.495cm" svg:y2="15.875cm" draw:start-shape="id5" draw:start-glue-point="2" draw:end-shape="id8" draw:end-glue-point="0" svg:d="m23495 14478v1397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Machine 1<text:line-break/>floo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ariables</text:p>
                <text:list>
                  <text:list-item>
                    <text:p>PhyElevatorFloor</text:p>
                  </text:list-item>
                </text:list>
              </text:list-item>
              <text:list-item>
                <text:p>Events</text:p>
                <text:list>
                  <text:list-item>
                    <text:p>move_up</text:p>
                  </text:list-item>
                  <text:list-item>
                    <text:p>move_d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Machine 2<text:line-break/>main eng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ariables</text:p>
                <text:list>
                  <text:list-item>
                    <text:p>ctrlCableCommand</text:p>
                  </text:list-item>
                  <text:list-item>
                    <text:p>last_stop</text:p>
                  </text:list-item>
                </text:list>
              </text:list-item>
              <text:list-item>
                <text:p>Events</text:p>
                <text:list>
                  <text:list-item>
                    <text:p>start_move_up</text:p>
                  </text:list-item>
                  <text:list-item>
                    <text:p>start_move_down</text:p>
                  </text:list-item>
                  <text:list-item>
                    <text:p>st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Machine 3<text:line-break/>doo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ariables</text:p>
                <text:list>
                  <text:list-item>
                    <text:p>ctrlDoorCommand</text:p>
                  </text:list-item>
                </text:list>
              </text:list-item>
              <text:list-item>
                <text:p>Events</text:p>
                <text:list>
                  <text:list-item>
                    <text:p>open_door</text:p>
                  </text:list-item>
                  <text:list-item>
                    <text:p>close_door</text:p>
                  </text:list-item>
                  <text:list-item>
                    <text:p>stop_do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Machine 4<text:line-break/>physical main eng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ariables</text:p>
                <text:list>
                  <text:list-item>
                    <text:p>PhyCableEngine </text:p>
                  </text:list-item>
                  <text:list-item>
                    <text:p>PhyElevatorBetweenTwoFloors </text:p>
                  </text:list-item>
                  <text:list-item>
                    <text:p>snsrCableEngine </text:p>
                  </text:list-item>
                  <text:list-item>
                    <text:p>snsrElevatorFloor</text:p>
                  </text:list-item>
                </text:list>
              </text:list-item>
              <text:list-item>
                <text:p>Events</text:p>
                <text:list>
                  <text:list-item>
                    <text:p>ELEVATOR_LEAVES_FLOOR_UP</text:p>
                  </text:list-item>
                  <text:list-item>
                    <text:p>ELEVATOR_REACHES_FLOOR_UP refines move_up</text:p>
                  </text:list-item>
                  <text:list-item>
                    <text:p>ELEVATOR_LEAVES_FLOOR_DOWN refines move_down</text:p>
                  </text:list-item>
                  <text:list-item>
                    <text:p>ELEVATOR_REACHES_FLOOR_DOWN</text:p>
                  </text:list-item>
                  <text:list-item>
                    <text:p>STOP_CABLE_ENG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Machine 5<text:line-break/>physical doo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ariables</text:p>
                <text:list>
                  <text:list-item>
                    <text:p>PhyDoorEngine</text:p>
                  </text:list-item>
                  <text:list-item>
                    <text:p>PhyDoorPosition</text:p>
                  </text:list-item>
                  <text:list-item>
                    <text:p>snsrDoorEngine</text:p>
                  </text:list-item>
                  <text:list-item>
                    <text:p>snsrDoorPosition</text:p>
                  </text:list-item>
                </text:list>
              </text:list-item>
              <text:list-item>
                <text:p>Events</text:p>
                <text:list>
                  <text:list-item>
                    <text:p>DOOR_OPENS_WHEN_CLOSED</text:p>
                  </text:list-item>
                  <text:list-item>
                    <text:p>DOOR_OPENS_WHEN_HALF</text:p>
                  </text:list-item>
                  <text:list-item>
                    <text:p>DOOR_CLOSES_WHEN_OPENED</text:p>
                  </text:list-item>
                  <text:list-item>
                    <text:p>DOOR_CLOSES_WHEN_HALF</text:p>
                  </text:list-item>
                  <text:list-item>
                    <text:p>DOOR_CLOSES_WHEN_CLOSED</text:p>
                  </text:list-item>
                  <text:list-item>
                    <text:p>STOP_DOOR_ENG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Machine 6<text:line-break/>floor butt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ariables</text:p>
                <text:list>
                  <text:list-item>
                    <text:p>PhyFloorButtonsSet</text:p>
                  </text:list-item>
                  <text:list-item>
                    <text:p>snsrFloorButtonsSet</text:p>
                  </text:list-item>
                  <text:list-item>
                    <text:p>PhyFloorButtonLightsSet</text:p>
                  </text:list-item>
                  <text:list-item>
                    <text:p>ctrlFloorButtonLightsSet</text:p>
                  </text:list-item>
                </text:list>
              </text:list-item>
              <text:list-item>
                <text:p>Events</text:p>
                <text:list>
                  <text:list-item>
                    <text:p>USER_PRESSES_FLOOR_BUTTON</text:p>
                  </text:list-item>
                  <text:list-item>
                    <text:p>USER_RELEASES_FLOOR_BUTTON</text:p>
                  </text:list-item>
                  <text:list-item>
                    <text:p>TURNS_ON_FLOOR_BUTTON_LIGHT</text:p>
                  </text:list-item>
                  <text:list-item>
                    <text:p>TURNS_OFF_FLOOR_BUTTON_LIGHT</text:p>
                  </text:list-item>
                  <text:list-item>
                    <text:p>turn_floor_button_light_on</text:p>
                  </text:list-item>
                  <text:list-item>
                    <text:p>turn_floor_button_light_o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Machine 7/8<text:line-break/>up/down butt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long the lines of machine 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Machine 9<text:line-break/>schedul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ariables</text:p>
                <text:list>
                  <text:list-item>
                    <text:p>last_schedule</text:p>
                  </text:list-item>
                  <text:list-item>
                    <text:p>schedule</text:p>
                  </text:list-item>
                  <text:list-item>
                    <text:p>requests</text:p>
                  </text:list-item>
                </text:list>
              </text:list-item>
              <text:list-item>
                <text:p>Events</text:p>
                <text:list>
                  <text:list-item>
                    <text:p>switch_schedule_to_up</text:p>
                  </text:list-item>
                  <text:list-item>
                    <text:p>resume_schedule_up</text:p>
                  </text:list-item>
                  <text:list-item>
                    <text:p>switch_schedule_to_down</text:p>
                  </text:list-item>
                  <text:list-item>
                    <text:p>resume_schedule_d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1" draw:layer="layout" svg:width="13.075cm" svg:height="3.088cm" svg:x="7.463cm" svg:y="8.956cm">
          <draw:text-box>
            <text:p><text:span text:style-name="T1">Schedu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topp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nditions</text:p>
                <text:list>
                  <text:list-item>
                    <text:p>If floor button has been pressed</text:p>
                  </text:list-item>
                  <text:list-item>
                    <text:p>If up button has been pressed and elevator moves upwards</text:p>
                  </text:list-item>
                  <text:list-item>
                    <text:p>If down button has been pressed and elevator moves downwards</text:p>
                  </text:list-item>
                </text:list>
              </text:list-item>
              <text:list-item>
                <text:p>If the elevator stops at a floor all lights of that floor are switched of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ta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art the elevator if there is a request</text:p>
              </text:list-item>
              <text:list-item>
                <text:p>If there is a request in both directions resume into the previous dir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10.535cm" svg:height="3.088cm" svg:x="8.733cm" svg:y="8.956cm">
          <draw:text-box>
            <text:p><text:span text:style-name="T1">Adap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Machine 10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nverting sets into boolean functions</text:p>
                <text:list>
                  <text:list-item>
                    <text:p>PhyFloorButtonsSet -&gt; PhyFloorButtons</text:p>
                  </text:list-item>
                  <text:list-item>
                    <text:p>Invariant</text:p>
                    <text:list>
                      <text:list-item>
                        <text:p>PhyFloorButtonsSet = {x∣x∈0‥LAST_FLOOR ∧ PhyFloorButtons(x) = TRUE}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15.619cm" svg:height="3.088cm" svg:x="6.191cm" svg:y="8.956cm">
          <draw:text-box>
            <text:p><text:span text:style-name="T1">Converge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dditional Assump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controler is “fast enough”</text:p>
                <text:list>
                  <text:list-item>
                    <text:p>The physical elevator does not move if the controler “wants” to stop it</text:p>
                  </text:list-item>
                  <text:list-item>
                    <text:p>Additional guards for ELEVATOR_LEAVES_FLOOR_DOWN and ELEVATOR_LEAVES_FLOOR_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9.968cm" svg:height="3.088cm" svg:x="9.016cm" svg:y="8.956cm">
          <draw:text-box>
            <text:p><text:span text:style-name="T1">Lifen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of Techniqu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ery event is convergent</text:p>
                <text:list>
                  <text:list-item>
                    <text:p>Except for the user interactions</text:p>
                  </text:list-item>
                </text:list>
              </text:list-item>
              <text:list-item>
                <text:p>Theorem: if there is a request then at least one guard of a convergent event is enabled</text:p>
              </text:list-item>
              <text:list-item>
                <text:p>This implies that eventually there are no requests any more</text:p>
                <text:list>
                  <text:list-item>
                    <text:p>given the user does not push buttons any m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1" draw:layer="layout" svg:width="7.28cm" svg:height="3.088cm" svg:x="10.36cm" svg:y="8.956cm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9T12:53:52</meta:creation-date>
    <meta:editing-duration>PT00H57M55S</meta:editing-duration>
    <meta:editing-cycles>17</meta:editing-cycles>
    <dc:date>2010-12-09T18:29:48</dc:date>
    <meta:generator>OpenOffice.org/3.2$Unix OpenOffice.org_project/320m12$Build-9483</meta:generator>
    <meta:document-statistic meta:object-count="114"/>
  </office:meta>
</office:document-meta>
</file>